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5.537cm"/>
    </style:style>
    <style:style style:name="Tabla1.B" style:family="table-column">
      <style:table-column-properties style:column-width="4.284cm"/>
    </style:style>
    <style:style style:name="Tabla1.C" style:family="table-column">
      <style:table-column-properties style:column-width="7.179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4.376cm"/>
    </style:style>
    <style:style style:name="Tabla2.B" style:family="table-column">
      <style:table-column-properties style:column-width="12.624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678cm"/>
    </style:style>
    <style:style style:name="Tabla3.B" style:family="table-column">
      <style:table-column-properties style:column-width="13.323cm"/>
    </style:style>
    <style:style style:name="Tabla3.A1" style:family="table-cell">
      <style:table-cell-properties style:vertical-align="middle" fo:padding="0.049cm" fo:border="none"/>
    </style:style>
    <style:style style:name="Tabla4" style:family="table">
      <style:table-properties style:width="16.491cm" table:align="left"/>
    </style:style>
    <style:style style:name="Tabla4.A" style:family="table-column">
      <style:table-column-properties style:column-width="4.258cm"/>
    </style:style>
    <style:style style:name="Tabla4.B" style:family="table-column">
      <style:table-column-properties style:column-width="12.233cm"/>
    </style:style>
    <style:style style:name="Tabla4.A1" style:family="table-cell">
      <style:table-cell-properties style:vertical-align="middle" fo:padding="0.049cm" fo:border="none"/>
    </style:style>
    <style:style style:name="Tabla5" style:family="table">
      <style:table-properties style:width="16.667cm" table:align="left"/>
    </style:style>
    <style:style style:name="Tabla5.A" style:family="table-column">
      <style:table-column-properties style:column-width="2.776cm"/>
    </style:style>
    <style:style style:name="Tabla5.B" style:family="table-column">
      <style:table-column-properties style:column-width="6.795cm"/>
    </style:style>
    <style:style style:name="Tabla5.C" style:family="table-column">
      <style:table-column-properties style:column-width="7.096cm"/>
    </style:style>
    <style:style style:name="Tabla5.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text-properties officeooo:paragraph-rsid="001fd598"/>
    </style:style>
    <style:style style:name="P3" style:family="paragraph" style:parent-style-name="Title">
      <style:text-properties officeooo:paragraph-rsid="001fd598"/>
    </style:style>
    <style:style style:name="P4" style:family="paragraph" style:parent-style-name="Text_20_body">
      <style:text-properties officeooo:rsid="001fd598" officeooo:paragraph-rsid="001fd598"/>
    </style:style>
    <style:style style:name="P5" style:family="paragraph" style:parent-style-name="Preformatted_20_Text">
      <style:paragraph-properties fo:margin-left="0cm" fo:margin-right="0cm" fo:text-indent="0cm"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contextual-spacing="false" style:writing-mode="lr-tb"/>
    </style:style>
    <style:style style:name="P8" style:family="paragraph" style:parent-style-name="Table_20_Contents">
      <style:text-properties fo:font-size="2pt" style:font-size-asian="2pt" style:font-size-complex="2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text-properties officeooo:rsid="0014609b" officeooo:paragraph-rsid="001fd598"/>
    </style:style>
    <style:style style:name="P31" style:family="paragraph" style:parent-style-name="Text_20_body" style:list-style-name="L15"/>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7">
      <style:paragraph-properties fo:margin-top="0cm" fo:margin-bottom="0cm" style:contextual-spacing="false"/>
    </style:style>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paragraph-properties fo:margin-top="0cm" fo:margin-bottom="0cm" style:contextual-spacing="false"/>
    </style:style>
    <style:style style:name="P39" style:family="paragraph" style:parent-style-name="Text_20_body" style:list-style-name="L20"/>
    <style:style style:name="P40" style:family="paragraph" style:parent-style-name="Text_20_body" style:list-style-name="L20">
      <style:paragraph-properties fo:margin-top="0cm" fo:margin-bottom="0cm" style:contextual-spacing="false"/>
    </style:style>
    <style:style style:name="P41" style:family="paragraph" style:parent-style-name="Text_20_body" style:list-style-name="L21"/>
    <style:style style:name="P42" style:family="paragraph" style:parent-style-name="Text_20_body" style:list-style-name="L21">
      <style:paragraph-properties fo:margin-top="0cm" fo:margin-bottom="0cm" style:contextual-spacing="false"/>
    </style:style>
    <style:style style:name="P43" style:family="paragraph" style:parent-style-name="Text_20_body" style:list-style-name="L22"/>
    <style:style style:name="P44" style:family="paragraph" style:parent-style-name="Text_20_body" style:list-style-name="L22">
      <style:paragraph-properties fo:margin-top="0cm" fo:margin-bottom="0cm" style:contextual-spacing="false"/>
    </style:style>
    <style:style style:name="P45" style:family="paragraph" style:parent-style-name="Text_20_body" style:list-style-name="L23"/>
    <style:style style:name="P46" style:family="paragraph" style:parent-style-name="Text_20_body" style:list-style-name="L23">
      <style:paragraph-properties fo:margin-top="0cm" fo:margin-bottom="0cm" style:contextual-spacing="false"/>
    </style:style>
    <style:style style:name="P47" style:family="paragraph" style:parent-style-name="Text_20_body" style:list-style-name="L24"/>
    <style:style style:name="P48" style:family="paragraph" style:parent-style-name="Text_20_body" style:list-style-name="L24">
      <style:paragraph-properties fo:margin-top="0cm" fo:margin-bottom="0cm" style:contextual-spacing="false"/>
    </style:style>
    <style:style style:name="P49" style:family="paragraph" style:parent-style-name="Text_20_body" style:list-style-name="L25"/>
    <style:style style:name="P50" style:family="paragraph" style:parent-style-name="Text_20_body" style:list-style-name="L25">
      <style:paragraph-properties fo:margin-top="0cm" fo:margin-bottom="0cm" style:contextual-spacing="false"/>
    </style:style>
    <style:style style:name="P51" style:family="paragraph" style:parent-style-name="Text_20_body" style:list-style-name="L26"/>
    <style:style style:name="P52" style:family="paragraph" style:parent-style-name="Text_20_body" style:list-style-name="L26">
      <style:paragraph-properties fo:margin-top="0cm" fo:margin-bottom="0cm" style:contextual-spacing="false"/>
    </style:style>
    <style:style style:name="P53" style:family="paragraph" style:parent-style-name="Text_20_body" style:list-style-name="L27"/>
    <style:style style:name="P54" style:family="paragraph" style:parent-style-name="Text_20_body" style:list-style-name="L27">
      <style:paragraph-properties fo:margin-top="0cm" fo:margin-bottom="0cm" style:contextual-spacing="false"/>
    </style:style>
    <style:style style:name="P55" style:family="paragraph" style:parent-style-name="Text_20_body" style:list-style-name="L28"/>
    <style:style style:name="P56" style:family="paragraph" style:parent-style-name="Text_20_body" style:list-style-name="L28">
      <style:paragraph-properties fo:margin-top="0cm" fo:margin-bottom="0cm" style:contextual-spacing="false"/>
    </style:style>
    <style:style style:name="P57" style:family="paragraph" style:parent-style-name="Text_20_body" style:list-style-name="L29"/>
    <style:style style:name="P58" style:family="paragraph" style:parent-style-name="Text_20_body" style:list-style-name="L29">
      <style:paragraph-properties fo:margin-top="0cm" fo:margin-bottom="0cm" style:contextual-spacing="false"/>
    </style:style>
    <style:style style:name="P59" style:family="paragraph" style:parent-style-name="Text_20_body" style:list-style-name="L30"/>
    <style:style style:name="P60" style:family="paragraph" style:parent-style-name="Text_20_body" style:list-style-name="L30">
      <style:paragraph-properties fo:margin-top="0cm" fo:margin-bottom="0cm" style:contextual-spacing="false"/>
    </style:style>
    <style:style style:name="P61" style:family="paragraph" style:parent-style-name="Text_20_body" style:list-style-name="L31"/>
    <style:style style:name="P62" style:family="paragraph" style:parent-style-name="Text_20_body" style:list-style-name="L31">
      <style:paragraph-properties fo:margin-top="0cm" fo:margin-bottom="0cm" style:contextual-spacing="false"/>
    </style:style>
    <style:style style:name="P63" style:family="paragraph" style:parent-style-name="Text_20_body" style:list-style-name="L32"/>
    <style:style style:name="P64" style:family="paragraph" style:parent-style-name="Text_20_body" style:list-style-name="L32">
      <style:paragraph-properties fo:margin-top="0cm" fo:margin-bottom="0cm" style:contextual-spacing="false"/>
    </style:style>
    <style:style style:name="P65" style:family="paragraph" style:parent-style-name="Text_20_body" style:list-style-name="L33"/>
    <style:style style:name="P66" style:family="paragraph" style:parent-style-name="Text_20_body" style:list-style-name="L33">
      <style:paragraph-properties fo:margin-top="0cm" fo:margin-bottom="0cm" style:contextual-spacing="false"/>
    </style:style>
    <style:style style:name="P67" style:family="paragraph" style:parent-style-name="Text_20_body" style:list-style-name="L34"/>
    <style:style style:name="P68" style:family="paragraph" style:parent-style-name="Text_20_body" style:list-style-name="L34">
      <style:paragraph-properties fo:margin-top="0cm" fo:margin-bottom="0cm" style:contextual-spacing="false"/>
    </style:style>
    <style:style style:name="P69" style:family="paragraph" style:parent-style-name="Text_20_body" style:list-style-name="L35"/>
    <style:style style:name="P70" style:family="paragraph" style:parent-style-name="Text_20_body" style:list-style-name="L35">
      <style:paragraph-properties fo:margin-top="0cm" fo:margin-bottom="0cm" style:contextual-spacing="false"/>
    </style:style>
    <style:style style:name="P71" style:family="paragraph" style:parent-style-name="Text_20_body" style:list-style-name="L36"/>
    <style:style style:name="P72" style:family="paragraph" style:parent-style-name="Text_20_body" style:list-style-name="L36">
      <style:paragraph-properties fo:margin-top="0cm" fo:margin-bottom="0cm" style:contextual-spacing="false"/>
    </style:style>
    <style:style style:name="P73" style:family="paragraph" style:parent-style-name="Text_20_body" style:list-style-name="L37"/>
    <style:style style:name="P74" style:family="paragraph" style:parent-style-name="Text_20_body" style:list-style-name="L37">
      <style:paragraph-properties fo:margin-top="0cm" fo:margin-bottom="0cm" style:contextual-spacing="false"/>
    </style:style>
    <style:style style:name="P75" style:family="paragraph" style:parent-style-name="Text_20_body">
      <style:text-properties officeooo:rsid="0021c6bd" officeooo:paragraph-rsid="0021c6bd"/>
    </style:style>
    <style:style style:name="T1" style:family="text">
      <style:text-properties officeooo:rsid="001eac28"/>
    </style:style>
    <style:style style:name="T2" style:family="text">
      <style:text-properties officeooo:rsid="001fd598"/>
    </style:style>
    <style:style style:name="T3" style:family="text">
      <style:text-properties officeooo:rsid="0020d82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ULO 1 – Capítulo <text:span text:style-name="T1">3</text:span> – <text:span text:style-name="T1">PERIFÉRICOS:</text:span></text:p>
      <text:p text:style-name="P3"><text:span text:style-name="T1"><text:s/></text:span><text:span text:style-name="T2">DISPOSITIVOS </text:span><text:span text:style-name="T3">SALIDA</text:span></text:p>
      <text:p text:style-name="P30">Los periféricos de salida son dispositivos que reciben información procesada desde la unidad central de procesamiento (CPU) y la presentan de forma comprensible para el usuario. Estos dispositivos permiten que los resultados de un procesamiento sean visualizados, impresos o transmitidos a otros sistemas.</text:p>
      <text:h text:style-name="Heading_20_3" text:outline-level="3">Clasificación de Periféricos de Salida</text:h>
      <text:p text:style-name="Text_20_body">Los periféricos de salida se pueden clasificar en varias categorías, según su tipo y funcionalidad:</text:p>
      <text:list text:style-name="L15">
        <text:list-item>
          <text:p text:style-name="P31"><text:span text:style-name="Strong_20_Emphasis">Periféricos de Salida Visual:</text:span></text:p>
          <text:list>
            <text:list-item>
              <text:p text:style-name="P32">Dispositivos que muestran información en forma visual.</text:p>
            </text:list-item>
          </text:list>
        </text:list-item>
        <text:list-item>
          <text:p text:style-name="P31"><text:span text:style-name="Strong_20_Emphasis">Periféricos de Salida Auditiva:</text:span></text:p>
          <text:list>
            <text:list-item>
              <text:p text:style-name="P32">Dispositivos que emiten sonido.</text:p>
            </text:list-item>
          </text:list>
        </text:list-item>
        <text:list-item>
          <text:p text:style-name="P31"><text:span text:style-name="Strong_20_Emphasis">Periféricos de Salida de Impresión:</text:span></text:p>
          <text:list>
            <text:list-item>
              <text:p text:style-name="P32">Dispositivos que producen una copia física de la información.</text:p>
            </text:list-item>
          </text:list>
        </text:list-item>
        <text:list-item>
          <text:p text:style-name="P31"><text:span text:style-name="Strong_20_Emphasis">Periféricos de Salida de Almacenamiento:</text:span></text:p>
          <text:list>
            <text:list-item>
              <text:p text:style-name="P31">Dispositivos que almacenan información para ser utilizada más tarde.</text:p>
            </text:list-item>
          </text:list>
        </text:list-item>
      </text:list>
      <text:h text:style-name="Heading_20_3" text:outline-level="3">Tabla de Periféricos de Salida</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ext:span text:style-name="Strong_20_Emphasis">Clasificación</text:span></text:p>
            </table:table-cell>
            <table:table-cell table:style-name="Tabla1.A1" office:value-type="string">
              <text:p text:style-name="Table_20_Heading"><text:span text:style-name="Strong_20_Emphasis">Dispositivo</text:span></text:p>
            </table:table-cell>
            <table:table-cell table:style-name="Tabla1.A1" office:value-type="string">
              <text:p text:style-name="Table_20_Heading"><text:span text:style-name="Strong_20_Emphasis">Descripción</text:span></text:p>
            </table:table-cell>
          </table:table-row>
        </table:table-header-rows>
        <table:table-row>
          <table:table-cell table:style-name="Tabla1.A1" office:value-type="string">
            <text:p text:style-name="Table_20_Contents">Periféricos de Salida Visual</text:p>
          </table:table-cell>
          <table:table-cell table:style-name="Tabla1.A1" office:value-type="string">
            <text:p text:style-name="Table_20_Contents">Monitor</text:p>
          </table:table-cell>
          <table:table-cell table:style-name="Tabla1.A1" office:value-type="string">
            <text:p text:style-name="Table_20_Contents">Pantalla que muestra gráficos y textos.</text:p>
          </table:table-cell>
        </table:table-row>
        <table:table-row>
          <table:table-cell table:style-name="Tabla1.A1" office:value-type="string">
            <text:p text:style-name="P1"/>
          </table:table-cell>
          <table:table-cell table:style-name="Tabla1.A1" office:value-type="string">
            <text:p text:style-name="Table_20_Contents">Proyector</text:p>
          </table:table-cell>
          <table:table-cell table:style-name="Tabla1.A1" office:value-type="string">
            <text:p text:style-name="Table_20_Contents">Dispositivo que proyecta imágenes en una pantalla grande.</text:p>
          </table:table-cell>
        </table:table-row>
        <table:table-row>
          <table:table-cell table:style-name="Tabla1.A1" office:value-type="string">
            <text:p text:style-name="P1"/>
          </table:table-cell>
          <table:table-cell table:style-name="Tabla1.A1" office:value-type="string">
            <text:p text:style-name="Table_20_Contents">Pantalla de cristal líquido (LCD)</text:p>
          </table:table-cell>
          <table:table-cell table:style-name="Tabla1.A1" office:value-type="string">
            <text:p text:style-name="Table_20_Contents">Pantalla que utiliza tecnología LCD para mostrar imágenes.</text:p>
          </table:table-cell>
        </table:table-row>
        <table:table-row>
          <table:table-cell table:style-name="Tabla1.A1" office:value-type="string">
            <text:p text:style-name="P1"/>
          </table:table-cell>
          <table:table-cell table:style-name="Tabla1.A1" office:value-type="string">
            <text:p text:style-name="Table_20_Contents">Pantalla OLED</text:p>
          </table:table-cell>
          <table:table-cell table:style-name="Tabla1.A1" office:value-type="string">
            <text:p text:style-name="Table_20_Contents">Pantalla que utiliza diodos orgánicos emisores de luz.</text:p>
          </table:table-cell>
        </table:table-row>
        <table:table-row>
          <table:table-cell table:style-name="Tabla1.A1" office:value-type="string">
            <text:p text:style-name="Table_20_Contents">Periféricos de Salida Auditiva</text:p>
          </table:table-cell>
          <table:table-cell table:style-name="Tabla1.A1" office:value-type="string">
            <text:p text:style-name="Table_20_Contents">Altavoces</text:p>
          </table:table-cell>
          <table:table-cell table:style-name="Tabla1.A1" office:value-type="string">
            <text:p text:style-name="Table_20_Contents">Dispositivos que emiten sonido.</text:p>
          </table:table-cell>
        </table:table-row>
        <table:table-row>
          <table:table-cell table:style-name="Tabla1.A1" office:value-type="string">
            <text:p text:style-name="P1"/>
          </table:table-cell>
          <table:table-cell table:style-name="Tabla1.A1" office:value-type="string">
            <text:p text:style-name="Table_20_Contents">Auriculares</text:p>
          </table:table-cell>
          <table:table-cell table:style-name="Tabla1.A1" office:value-type="string">
            <text:p text:style-name="Table_20_Contents">Dispositivos que permiten escuchar sonido directamente.</text:p>
          </table:table-cell>
        </table:table-row>
        <table:table-row>
          <table:table-cell table:style-name="Tabla1.A1" office:value-type="string">
            <text:p text:style-name="Table_20_Contents">Periféricos de Salida de Impresión</text:p>
          </table:table-cell>
          <table:table-cell table:style-name="Tabla1.A1" office:value-type="string">
            <text:p text:style-name="Table_20_Contents">Impresora de matriz de puntos</text:p>
          </table:table-cell>
          <table:table-cell table:style-name="Tabla1.A1" office:value-type="string">
            <text:p text:style-name="Table_20_Contents">Imprime mediante la creación de puntos en el papel.</text:p>
          </table:table-cell>
        </table:table-row>
        <table:table-row>
          <table:table-cell table:style-name="Tabla1.A1" office:value-type="string">
            <text:p text:style-name="P1"/>
          </table:table-cell>
          <table:table-cell table:style-name="Tabla1.A1" office:value-type="string">
            <text:p text:style-name="Table_20_Contents">Impresora de inyección de tinta</text:p>
          </table:table-cell>
          <table:table-cell table:style-name="Tabla1.A1" office:value-type="string">
            <text:p text:style-name="Table_20_Contents">Imprime utilizando tinta que se rocía sobre el papel.</text:p>
          </table:table-cell>
        </table:table-row>
        <table:table-row>
          <table:table-cell table:style-name="Tabla1.A1" office:value-type="string">
            <text:p text:style-name="P1"/>
          </table:table-cell>
          <table:table-cell table:style-name="Tabla1.A1" office:value-type="string">
            <text:p text:style-name="Table_20_Contents">Impresora láser</text:p>
          </table:table-cell>
          <table:table-cell table:style-name="Tabla1.A1" office:value-type="string">
            <text:p text:style-name="Table_20_Contents">Utiliza un rayo láser para imprimir texto e imágenes.</text:p>
          </table:table-cell>
        </table:table-row>
        <table:table-row>
          <table:table-cell table:style-name="Tabla1.A1" office:value-type="string">
            <text:p text:style-name="P1"/>
          </table:table-cell>
          <table:table-cell table:style-name="Tabla1.A1" office:value-type="string">
            <text:p text:style-name="Table_20_Contents">Impresora térmica</text:p>
          </table:table-cell>
          <table:table-cell table:style-name="Tabla1.A1" office:value-type="string">
            <text:p text:style-name="Table_20_Contents">Utiliza calor para imprimir, común en <text:soft-page-break/>recibos.</text:p>
          </table:table-cell>
        </table:table-row>
        <table:table-row>
          <table:table-cell table:style-name="Tabla1.A1" office:value-type="string">
            <text:p text:style-name="Table_20_Contents">Periféricos de Salida de Almacenamiento</text:p>
          </table:table-cell>
          <table:table-cell table:style-name="Tabla1.A1" office:value-type="string">
            <text:p text:style-name="Table_20_Contents">Disco duro externo</text:p>
          </table:table-cell>
          <table:table-cell table:style-name="Tabla1.A1" office:value-type="string">
            <text:p text:style-name="Table_20_Contents">Almacena datos en un dispositivo externo.</text:p>
          </table:table-cell>
        </table:table-row>
        <table:table-row>
          <table:table-cell table:style-name="Tabla1.A1" office:value-type="string">
            <text:p text:style-name="P1"/>
          </table:table-cell>
          <table:table-cell table:style-name="Tabla1.A1" office:value-type="string">
            <text:p text:style-name="Table_20_Contents">Unidad flash USB</text:p>
          </table:table-cell>
          <table:table-cell table:style-name="Tabla1.A1" office:value-type="string">
            <text:p text:style-name="Table_20_Contents">Almacena datos y se conecta a través de USB.</text:p>
          </table:table-cell>
        </table:table-row>
        <table:table-row>
          <table:table-cell table:style-name="Tabla1.A1" office:value-type="string">
            <text:p text:style-name="P1"/>
          </table:table-cell>
          <table:table-cell table:style-name="Tabla1.A1" office:value-type="string">
            <text:p text:style-name="Table_20_Contents">Cintas magnéticas</text:p>
          </table:table-cell>
          <table:table-cell table:style-name="Tabla1.A1" office:value-type="string">
            <text:p text:style-name="Table_20_Contents">Utilizadas para almacenar grandes cantidades de datos.</text:p>
          </table:table-cell>
        </table:table-row>
      </table:table>
      <text:p text:style-name="Text_20_body">Esta tabla incluye algunos de los periféricos de salida más comunes y sus clasificaciones, proporcionando una visión general de cómo se utilizan para presentar o almacenar información.</text:p>
      <text:h text:style-name="Heading_20_1" text:outline-level="1">MONITORES</text:h>
      <text:p text:style-name="Text_20_body">Un monitor es un dispositivo de salida visual que muestra información gráfica y textual procesada por una computadora. Se utiliza para interactuar con el sistema operativo, aplicaciones y otros contenidos digitales. Los monitores pueden variar en tamaño, tipo de tecnología y resolución.</text:p>
      <text:h text:style-name="Heading_20_3" text:outline-level="3">Tipos de Monitores</text:h>
      <table:table table:name="Tabla2" table:style-name="Tabla2">
        <table:table-column table:style-name="Tabla2.A"/>
        <table:table-column table:style-name="Tabla2.B"/>
        <table:table-header-rows>
          <table:table-row>
            <table:table-cell table:style-name="Tabla2.A1" office:value-type="string">
              <text:p text:style-name="Table_20_Heading"><text:span text:style-name="Strong_20_Emphasis">Tipo de Monitor</text:span></text:p>
            </table:table-cell>
            <table:table-cell table:style-name="Tabla2.A1" office:value-type="string">
              <text:p text:style-name="Table_20_Heading"><text:span text:style-name="Strong_20_Emphasis">Descripción</text:span></text:p>
            </table:table-cell>
          </table:table-row>
        </table:table-header-rows>
        <table:table-row>
          <table:table-cell table:style-name="Tabla2.A1" office:value-type="string">
            <text:p text:style-name="Table_20_Contents">CRT (Tubo de Rayos Catódicos)</text:p>
          </table:table-cell>
          <table:table-cell table:style-name="Tabla2.A1" office:value-type="string">
            <text:p text:style-name="Table_20_Contents">Monitores tradicionales que utilizan un tubo de rayos catódicos para mostrar imágenes. Son pesados y voluminosos.</text:p>
          </table:table-cell>
        </table:table-row>
        <table:table-row>
          <table:table-cell table:style-name="Tabla2.A1" office:value-type="string">
            <text:p text:style-name="Table_20_Contents">LCD (Pantalla de Cristal Líquido)</text:p>
          </table:table-cell>
          <table:table-cell table:style-name="Tabla2.A1" office:value-type="string">
            <text:p text:style-name="Table_20_Contents">Monitores más delgados que utilizan tecnología de cristal líquido. Son más eficientes en términos de energía y ocupan menos espacio.</text:p>
          </table:table-cell>
        </table:table-row>
        <table:table-row>
          <table:table-cell table:style-name="Tabla2.A1" office:value-type="string">
            <text:p text:style-name="Table_20_Contents">LED (Diodo Emisor de Luz)</text:p>
          </table:table-cell>
          <table:table-cell table:style-name="Tabla2.A1" office:value-type="string">
            <text:p text:style-name="Table_20_Contents">Variante de los monitores LCD que utilizan retroiluminación LED. Ofrecen mejor contraste y colores más vibrantes.</text:p>
          </table:table-cell>
        </table:table-row>
        <table:table-row>
          <table:table-cell table:style-name="Tabla2.A1" office:value-type="string">
            <text:p text:style-name="Table_20_Contents">OLED (Diodo Orgánico Emisor de Luz)</text:p>
          </table:table-cell>
          <table:table-cell table:style-name="Tabla2.A1" office:value-type="string">
            <text:p text:style-name="Table_20_Contents">Monitores que utilizan diodos orgánicos que emiten luz. Proporcionan negros más profundos y mejores ángulos de visión.</text:p>
          </table:table-cell>
        </table:table-row>
        <table:table-row>
          <table:table-cell table:style-name="Tabla2.A1" office:value-type="string">
            <text:p text:style-name="Table_20_Contents">QLED (Diodo Emisor de Luz Cuántico)</text:p>
          </table:table-cell>
          <table:table-cell table:style-name="Tabla2.A1" office:value-type="string">
            <text:p text:style-name="Table_20_Contents">Tecnología desarrollada por Samsung que utiliza puntos cuánticos para mejorar el brillo y el color.</text:p>
          </table:table-cell>
        </table:table-row>
        <table:table-row>
          <table:table-cell table:style-name="Tabla2.A1" office:value-type="string">
            <text:p text:style-name="Table_20_Contents">Monitor táctil</text:p>
          </table:table-cell>
          <table:table-cell table:style-name="Tabla2.A1" office:value-type="string">
            <text:p text:style-name="Table_20_Contents">Monitores que permiten la interacción a través del tacto, usados comúnmente en quioscos y dispositivos móviles.</text:p>
          </table:table-cell>
        </table:table-row>
      </table:table>
      <text:h text:style-name="Heading_20_3" text:outline-level="3">Tecnologías de Monitores</text:h>
      <table:table table:name="Tabla3" table:style-name="Tabla3">
        <table:table-column table:style-name="Tabla3.A"/>
        <table:table-column table:style-name="Tabla3.B"/>
        <table:table-header-rows>
          <table:table-row>
            <table:table-cell table:style-name="Tabla3.A1" office:value-type="string">
              <text:p text:style-name="Table_20_Heading"><text:span text:style-name="Strong_20_Emphasis">Tecnología</text:span></text:p>
            </table:table-cell>
            <table:table-cell table:style-name="Tabla3.A1" office:value-type="string">
              <text:p text:style-name="Table_20_Heading"><text:span text:style-name="Strong_20_Emphasis">Descripción</text:span></text:p>
            </table:table-cell>
          </table:table-row>
        </table:table-header-rows>
        <table:table-row>
          <table:table-cell table:style-name="Tabla3.A1" office:value-type="string">
            <text:p text:style-name="Table_20_Contents">TN (Twisted Nematic)</text:p>
          </table:table-cell>
          <table:table-cell table:style-name="Tabla3.A1" office:value-type="string">
            <text:p text:style-name="Table_20_Contents">Tecnología de panel rápida y económica, con buenos tiempos de respuesta pero ángulos de visión limitados.</text:p>
          </table:table-cell>
        </table:table-row>
        <table:table-row>
          <table:table-cell table:style-name="Tabla3.A1" office:value-type="string">
            <text:p text:style-name="Table_20_Contents">IPS (In-Plane Switching)</text:p>
          </table:table-cell>
          <table:table-cell table:style-name="Tabla3.A1" office:value-type="string">
            <text:p text:style-name="Table_20_Contents">Ofrece mejores ángulos de visión y reproducción del color, ideal para trabajos de diseño y edición.</text:p>
          </table:table-cell>
        </table:table-row>
        <table:table-row>
          <table:table-cell table:style-name="Tabla3.A1" office:value-type="string">
            <text:p text:style-name="Table_20_Contents">VA (Vertical Alignment)</text:p>
          </table:table-cell>
          <table:table-cell table:style-name="Tabla3.A1" office:value-type="string">
            <text:p text:style-name="Table_20_Contents">Mejores contrastes y negros más profundos, adecuado para ver películas.</text:p>
          </table:table-cell>
        </table:table-row>
        <table:table-row>
          <table:table-cell table:style-name="Tabla3.A1" office:value-type="string">
            <text:p text:style-name="Table_20_Contents">Mini-LED</text:p>
          </table:table-cell>
          <table:table-cell table:style-name="Tabla3.A1" office:value-type="string">
            <text:p text:style-name="Table_20_Contents">Utiliza pequeños diodos LED para retroiluminación, mejorando el control del brillo y el contraste.</text:p>
          </table:table-cell>
        </table:table-row>
        <table:table-row>
          <table:table-cell table:style-name="Tabla3.A1" office:value-type="string">
            <text:p text:style-name="Table_20_Contents">MicroLED</text:p>
          </table:table-cell>
          <table:table-cell table:style-name="Tabla3.A1" office:value-type="string">
            <text:p text:style-name="Table_20_Contents">Tecnología emergente que ofrece colores vibrantes y un excelente contraste sin retroiluminación.</text:p>
          </table:table-cell>
        </table:table-row>
      </table:table>
      <text:h text:style-name="Heading_20_3" text:outline-level="3"><text:soft-page-break/>Resoluciones de Monitores</text:h>
      <table:table table:name="Tabla4" table:style-name="Tabla4">
        <table:table-column table:style-name="Tabla4.A"/>
        <table:table-column table:style-name="Tabla4.B"/>
        <table:table-header-rows>
          <table:table-row>
            <table:table-cell table:style-name="Tabla4.A1" office:value-type="string">
              <text:p text:style-name="Table_20_Heading"><text:span text:style-name="Strong_20_Emphasis">Resolución</text:span></text:p>
            </table:table-cell>
            <table:table-cell table:style-name="Tabla4.A1" office:value-type="string">
              <text:p text:style-name="Table_20_Heading"><text:span text:style-name="Strong_20_Emphasis">Descripción</text:span></text:p>
            </table:table-cell>
          </table:table-row>
        </table:table-header-rows>
        <table:table-row>
          <table:table-cell table:style-name="Tabla4.A1" office:value-type="string">
            <text:p text:style-name="Table_20_Contents">VGA (640 x 480)</text:p>
          </table:table-cell>
          <table:table-cell table:style-name="Tabla4.A1" office:value-type="string">
            <text:p text:style-name="Table_20_Contents">Resolución básica, utilizada en monitores antiguos.</text:p>
          </table:table-cell>
        </table:table-row>
        <table:table-row>
          <table:table-cell table:style-name="Tabla4.A1" office:value-type="string">
            <text:p text:style-name="Table_20_Contents">SVGA (800 x 600)</text:p>
          </table:table-cell>
          <table:table-cell table:style-name="Tabla4.A1" office:value-type="string">
            <text:p text:style-name="Table_20_Contents">Mejorada respecto a VGA, adecuada para aplicaciones simples.</text:p>
          </table:table-cell>
        </table:table-row>
        <table:table-row>
          <table:table-cell table:style-name="Tabla4.A1" office:value-type="string">
            <text:p text:style-name="Table_20_Contents">XGA (1024 x 768)</text:p>
          </table:table-cell>
          <table:table-cell table:style-name="Tabla4.A1" office:value-type="string">
            <text:p text:style-name="Table_20_Contents">Usada comúnmente en monitores de gama baja.</text:p>
          </table:table-cell>
        </table:table-row>
        <table:table-row>
          <table:table-cell table:style-name="Tabla4.A1" office:value-type="string">
            <text:p text:style-name="Table_20_Contents">WXGA (1280 x 800)</text:p>
          </table:table-cell>
          <table:table-cell table:style-name="Tabla4.A1" office:value-type="string">
            <text:p text:style-name="Table_20_Contents">Utilizada en computadoras portátiles y algunos monitores.</text:p>
          </table:table-cell>
        </table:table-row>
        <table:table-row>
          <table:table-cell table:style-name="Tabla4.A1" office:value-type="string">
            <text:p text:style-name="Table_20_Contents">HD (1280 x 720)</text:p>
          </table:table-cell>
          <table:table-cell table:style-name="Tabla4.A1" office:value-type="string">
            <text:p text:style-name="Table_20_Contents">Resolución de alta definición (720p).</text:p>
          </table:table-cell>
        </table:table-row>
        <table:table-row>
          <table:table-cell table:style-name="Tabla4.A1" office:value-type="string">
            <text:p text:style-name="Table_20_Contents">Full HD (1920 x 1080)</text:p>
          </table:table-cell>
          <table:table-cell table:style-name="Tabla4.A1" office:value-type="string">
            <text:p text:style-name="Table_20_Contents">Alta definición completa (1080p), estándar en la actualidad.</text:p>
          </table:table-cell>
        </table:table-row>
        <table:table-row>
          <table:table-cell table:style-name="Tabla4.A1" office:value-type="string">
            <text:p text:style-name="Table_20_Contents">QHD (2560 x 1440)</text:p>
          </table:table-cell>
          <table:table-cell table:style-name="Tabla4.A1" office:value-type="string">
            <text:p text:style-name="Table_20_Contents">También conocido como 2K, ofrece más detalle.</text:p>
          </table:table-cell>
        </table:table-row>
        <table:table-row>
          <table:table-cell table:style-name="Tabla4.A1" office:value-type="string">
            <text:p text:style-name="Table_20_Contents">4K UHD (3840 x 2160)</text:p>
          </table:table-cell>
          <table:table-cell table:style-name="Tabla4.A1" office:value-type="string">
            <text:p text:style-name="Table_20_Contents">Ultra alta definición, utilizada en monitores y televisores de gama alta.</text:p>
          </table:table-cell>
        </table:table-row>
        <table:table-row>
          <table:table-cell table:style-name="Tabla4.A1" office:value-type="string">
            <text:p text:style-name="Table_20_Contents">8K UHD (7680 x 4320)</text:p>
          </table:table-cell>
          <table:table-cell table:style-name="Tabla4.A1" office:value-type="string">
            <text:p text:style-name="Table_20_Contents">Resolución extremadamente alta, aún en desarrollo en la industria.</text:p>
          </table:table-cell>
        </table:table-row>
      </table:table>
      <text:p text:style-name="Text_20_body">Estas tablas proporcionan una visión clara de lo que es un monitor, sus tipos, tecnologías y resoluciones, lo que ayuda a entender mejor las opciones disponibles en el mercado.</text:p>
      <text:h text:style-name="Heading_20_1" text:outline-level="1">CRT</text:h>
      <text:p text:style-name="Text_20_body">Los monitores de CRT (tubo de rayos catódicos) son dispositivos de visualización que utilizan un tubo de rayos catódicos para generar imágenes en pantalla. Su funcionamiento se basa en varios principios físicos y componentes clave. A continuación se detalla cómo funciona un monitor CRT:</text:p>
      <text:h text:style-name="Heading_20_3" text:outline-level="3">Componentes Principales</text:h>
      <text:list text:style-name="L16">
        <text:list-item>
          <text:p text:style-name="P33"><text:span text:style-name="Strong_20_Emphasis">Tubo de Rayos Catódicos (CRT):</text:span> Es un envase de vidrio en forma de tubo que contiene un vacío. En un extremo está el cañón de electrones y en el otro extremo está la pantalla.</text:p>
        </text:list-item>
        <text:list-item>
          <text:p text:style-name="P33"><text:span text:style-name="Strong_20_Emphasis">Cañón de Electrones:</text:span> Es un dispositivo que emite electrones. Está ubicado en el extremo más estrecho del tubo y tiene una apertura que permite que los electrones sean disparados hacia la pantalla.</text:p>
        </text:list-item>
        <text:list-item>
          <text:p text:style-name="P33"><text:span text:style-name="Strong_20_Emphasis">Pantalla:</text:span> Consiste en una capa de fósforo que recubre el interior de la pantalla. Los fósforos son materiales que emiten luz cuando son excitados por electrones.</text:p>
        </text:list-item>
        <text:list-item>
          <text:p text:style-name="P33"><text:span text:style-name="Strong_20_Emphasis">Deflexión de Electron:</text:span> Se utilizan bobinas electromagnéticas para desviar el haz de electrones y dirigirlo a diferentes partes de la pantalla.</text:p>
        </text:list-item>
      </text:list>
      <text:h text:style-name="Heading_20_3" text:outline-level="3">Proceso de Funcionamiento</text:h>
      <text:list text:style-name="L17">
        <text:list-item>
          <text:p text:style-name="P34"><text:span text:style-name="Strong_20_Emphasis">Emisión de Electrones:</text:span></text:p>
          <text:list>
            <text:list-item>
              <text:p text:style-name="P35">Cuando el monitor se enciende, el cañón de electrones se calienta y emite un flujo de electrones hacia la pantalla.</text:p>
            </text:list-item>
          </text:list>
        </text:list-item>
        <text:list-item>
          <text:p text:style-name="P34"><text:span text:style-name="Strong_20_Emphasis">Aceleración de Electrones:</text:span></text:p>
          <text:list>
            <text:list-item>
              <text:p text:style-name="P35">Los electrones son acelerados a alta velocidad mediante un campo eléctrico dentro del tubo, lo que les permite alcanzar la energía necesaria para excitar los fósforos en la pantalla.</text:p>
            </text:list-item>
          </text:list>
        </text:list-item>
        <text:list-item>
          <text:p text:style-name="P34"><text:span text:style-name="Strong_20_Emphasis">Deflexión del Haz de Electrones:</text:span></text:p>
          <text:list>
            <text:list-item>
              <text:p text:style-name="P35"><text:soft-page-break/>Las bobinas de deflexión ubicadas en el tubo crean un campo magnético que desvía el haz de electrones. Esto permite que los electrones se dirijan a posiciones específicas en la pantalla, formando así imágenes.</text:p>
            </text:list-item>
          </text:list>
        </text:list-item>
        <text:list-item>
          <text:p text:style-name="P34"><text:span text:style-name="Strong_20_Emphasis">Excitación de los Fósforos:</text:span></text:p>
          <text:list>
            <text:list-item>
              <text:p text:style-name="P35">Cuando el haz de electrones impacta la pantalla recubierta de fósforo, los electrones excitan los átomos de fósforo, que emiten luz. La pantalla de un CRT típicamente está compuesta por tres tipos de fósforos (rojo, verde y azul) dispuestos en grupos, que representan los colores primarios.</text:p>
            </text:list-item>
          </text:list>
        </text:list-item>
        <text:list-item>
          <text:p text:style-name="P34"><text:span text:style-name="Strong_20_Emphasis">Formación de la Imagen:</text:span></text:p>
          <text:list>
            <text:list-item>
              <text:p text:style-name="P35">La combinación de la luz emitida por los diferentes fósforos permite que se reproduzcan imágenes en color en la pantalla. El control del tiempo que cada fósforo permanece iluminado y su intensidad determina el color final y la claridad de la imagen.</text:p>
            </text:list-item>
          </text:list>
        </text:list-item>
        <text:list-item>
          <text:p text:style-name="P34"><text:span text:style-name="Strong_20_Emphasis">Actualización de la Pantalla:</text:span></text:p>
          <text:list>
            <text:list-item>
              <text:p text:style-name="P34">El proceso de escaneo se repite rápidamente, y el monitor puede actualizar la imagen decenas de veces por segundo (frecuencia de refresco), lo que crea la ilusión de una imagen estática en movimiento.</text:p>
            </text:list-item>
          </text:list>
        </text:list-item>
      </text:list>
      <text:h text:style-name="Heading_20_3" text:outline-level="3">Conclusión</text:h>
      <text:p text:style-name="Text_20_body">El monitor CRT fue una tecnología fundamental en la evolución de los dispositivos de visualización. A pesar de que ha sido en gran medida reemplazado por monitores LCD y LED más modernos, el CRT sigue siendo un ejemplo interesante de cómo se pueden utilizar principios físicos para generar imágenes visuales.</text:p>
      <text:h text:style-name="Heading_20_1" text:outline-level="1">LCD</text:h>
      <text:p text:style-name="Text_20_body">Los monitores de LCD (pantalla de cristal líquido) son dispositivos de visualización que utilizan la tecnología de cristal líquido para producir imágenes. A continuación, se detalla cómo funciona un monitor LCD, incluyendo sus componentes y el proceso de formación de imágenes.</text:p>
      <text:h text:style-name="Heading_20_3" text:outline-level="3">Componentes Principales</text:h>
      <text:list text:style-name="L18">
        <text:list-item>
          <text:p text:style-name="P36"><text:span text:style-name="Strong_20_Emphasis">Panel de Cristal Líquido:</text:span> Este es el componente central donde se encuentran las moléculas de cristal líquido que cambian de alineación bajo la influencia de un campo eléctrico.</text:p>
        </text:list-item>
        <text:list-item>
          <text:p text:style-name="P36"><text:span text:style-name="Strong_20_Emphasis">Filtros de Polarización:</text:span> Hay dos filtros de polarización, uno delante y otro detrás del panel de cristal líquido, que permiten el paso de la luz en una sola dirección.</text:p>
        </text:list-item>
        <text:list-item>
          <text:p text:style-name="P36"><text:span text:style-name="Strong_20_Emphasis">Retroiluminación:</text:span> Los monitores LCD requieren una fuente de luz, ya que el cristal líquido no emite luz por sí mismo. Esto se suele lograr mediante una retroiluminación de tipo LED (diodo emisor de luz) o CCFL (lampara fluorescente de cátodo frío).</text:p>
        </text:list-item>
        <text:list-item>
          <text:p text:style-name="P36"><text:span text:style-name="Strong_20_Emphasis">Electrodos:</text:span> Son capas de material conductor que se aplican sobre el cristal líquido, permitiendo que se aplique un voltaje a las moléculas de cristal líquido para controlar su alineación.</text:p>
        </text:list-item>
        <text:list-item>
          <text:p text:style-name="P36"><text:soft-page-break/><text:span text:style-name="Strong_20_Emphasis">Controlador de Pantalla:</text:span> Un circuito que gestiona el voltaje aplicado a los electrodos, controlando así la cantidad de luz que pasa a través de cada píxel.</text:p>
        </text:list-item>
      </text:list>
      <text:h text:style-name="Heading_20_3" text:outline-level="3">Proceso de Funcionamiento</text:h>
      <text:list text:style-name="L19">
        <text:list-item>
          <text:p text:style-name="P37"><text:span text:style-name="Strong_20_Emphasis">Retroiluminación:</text:span></text:p>
          <text:list>
            <text:list-item>
              <text:p text:style-name="P38">La fuente de retroiluminación ilumina el panel de cristal líquido desde atrás. La luz se difunde a través del panel, pero inicialmente no puede pasar a través de los filtros de polarización.</text:p>
            </text:list-item>
          </text:list>
        </text:list-item>
        <text:list-item>
          <text:p text:style-name="P37"><text:span text:style-name="Strong_20_Emphasis">Polarización de la Luz:</text:span></text:p>
          <text:list>
            <text:list-item>
              <text:p text:style-name="P38">La luz que pasa por el primer filtro de polarización se polariza en una dirección específica.</text:p>
            </text:list-item>
          </text:list>
        </text:list-item>
        <text:list-item>
          <text:p text:style-name="P37"><text:span text:style-name="Strong_20_Emphasis">Control de la Alineación del Cristal Líquido:</text:span></text:p>
          <text:list>
            <text:list-item>
              <text:p text:style-name="P38">Cuando se aplica un voltaje a los electrodos, las moléculas de cristal líquido se alinean de manera que pueden alterar la dirección de la luz polarizada. Dependiendo del voltaje aplicado, el cristal líquido puede permitir que la luz pase a través del segundo filtro de polarización o bloquearla.</text:p>
            </text:list-item>
          </text:list>
        </text:list-item>
        <text:list-item>
          <text:p text:style-name="P37"><text:span text:style-name="Strong_20_Emphasis">Formación de Colores:</text:span></text:p>
          <text:list>
            <text:list-item>
              <text:p text:style-name="P38">La pantalla LCD se compone de píxeles que están divididos en subpíxeles de colores rojo, verde y azul (RGB). Cada subpíxel tiene su propio conjunto de electrodos y controladores.</text:p>
            </text:list-item>
            <text:list-item>
              <text:p text:style-name="P38">Al ajustar la alineación del cristal líquido en cada subpíxel, se controla cuánta luz de la retroiluminación pasa a través de cada color. La combinación de estos tres colores en diferentes intensidades permite crear una amplia gama de colores en la pantalla.</text:p>
            </text:list-item>
          </text:list>
        </text:list-item>
        <text:list-item>
          <text:p text:style-name="P37"><text:span text:style-name="Strong_20_Emphasis">Visualización de la Imagen:</text:span></text:p>
          <text:list>
            <text:list-item>
              <text:p text:style-name="P37">Los cambios en la alineación del cristal líquido se actualizan rápidamente (decenas o cientos de veces por segundo), permitiendo la formación de imágenes dinámicas. El controlador de pantalla gestiona esta actualización en función de la información que recibe de la computadora.</text:p>
            </text:list-item>
          </text:list>
        </text:list-item>
      </text:list>
      <text:h text:style-name="Heading_20_3" text:outline-level="3">Conclusión</text:h>
      <text:p text:style-name="Text_20_body">La tecnología LCD ha revolucionado la forma en que se visualizan las imágenes, ofreciendo pantallas más delgadas, ligeras y eficientes energéticamente en comparación con los monitores CRT. Los monitores LCD se utilizan ampliamente en computadoras, televisores y dispositivos móviles, gracias a su calidad de imagen, bajo consumo de energía y tamaño compacto.</text:p>
      <text:p text:style-name="Text_20_body"/>
      <text:p text:style-name="P75"/>
      <text:p text:style-name="Text_20_body">Un monitor de cristal líquido (LCD) está compuesto por varias capas que trabajan juntas para crear imágenes. Cada una de estas capas tiene una función específica en el proceso de visualización. A continuación, se describen las principales capas que componen un panel LCD:</text:p>
      <text:h text:style-name="Heading_20_3" text:outline-level="3"><text:soft-page-break/>1. <text:span text:style-name="Strong_20_Emphasis">Capa de Retroiluminación</text:span></text:h>
      <text:list text:style-name="L20">
        <text:list-item>
          <text:p text:style-name="P40"><text:span text:style-name="Strong_20_Emphasis">Descripción:</text:span> Esta es la capa más externa en la parte posterior del monitor, responsable de proporcionar la luz necesaria para la visualización.</text:p>
        </text:list-item>
        <text:list-item>
          <text:p text:style-name="P39"><text:span text:style-name="Strong_20_Emphasis">Función:</text:span> Puede ser una serie de diodos emisores de luz (LED) o lámparas fluorescentes de cátodo frío (CCFL). La luz se difunde para iluminar uniformemente la pantalla.</text:p>
        </text:list-item>
      </text:list>
      <text:h text:style-name="Heading_20_3" text:outline-level="3">2. <text:span text:style-name="Strong_20_Emphasis">Difusor</text:span></text:h>
      <text:list text:style-name="L21">
        <text:list-item>
          <text:p text:style-name="P42"><text:span text:style-name="Strong_20_Emphasis">Descripción:</text:span> Esta capa se encuentra justo delante de la retroiluminación.</text:p>
        </text:list-item>
        <text:list-item>
          <text:p text:style-name="P41"><text:span text:style-name="Strong_20_Emphasis">Función:</text:span> Se encarga de dispersar la luz proveniente de la retroiluminación para garantizar una iluminación uniforme en toda la pantalla. Esto evita puntos oscuros o brillantes en la imagen.</text:p>
        </text:list-item>
      </text:list>
      <text:h text:style-name="Heading_20_3" text:outline-level="3">3. <text:span text:style-name="Strong_20_Emphasis">Panel de Cristal Líquido</text:span></text:h>
      <text:list text:style-name="L22">
        <text:list-item>
          <text:p text:style-name="P44"><text:span text:style-name="Strong_20_Emphasis">Descripción:</text:span> Esta es la capa central y más importante del LCD, donde se encuentran las moléculas de cristal líquido.</text:p>
        </text:list-item>
        <text:list-item>
          <text:p text:style-name="P43"><text:span text:style-name="Strong_20_Emphasis">Función:</text:span> Las moléculas de cristal líquido pueden cambiar su alineación en respuesta a un campo eléctrico, lo que permite controlar el paso de luz. Esta capa se divide en píxeles, cada uno con subpíxeles de colores rojo, verde y azul.</text:p>
        </text:list-item>
      </text:list>
      <text:h text:style-name="Heading_20_3" text:outline-level="3">4. <text:span text:style-name="Strong_20_Emphasis">Electrodos</text:span></text:h>
      <text:list text:style-name="L23">
        <text:list-item>
          <text:p text:style-name="P46"><text:span text:style-name="Strong_20_Emphasis">Descripción:</text:span> Se encuentran en ambos lados del panel de cristal líquido.</text:p>
        </text:list-item>
        <text:list-item>
          <text:p text:style-name="P45"><text:span text:style-name="Strong_20_Emphasis">Función:</text:span> Estos electrodos aplican un voltaje a las moléculas de cristal líquido, permitiendo su alineación y controlando la cantidad de luz que pasa a través de cada píxel.</text:p>
        </text:list-item>
      </text:list>
      <text:h text:style-name="Heading_20_3" text:outline-level="3">5. <text:span text:style-name="Strong_20_Emphasis">Filtros de Polarización</text:span></text:h>
      <text:list text:style-name="L24">
        <text:list-item>
          <text:p text:style-name="P48"><text:span text:style-name="Strong_20_Emphasis">Descripción:</text:span> Hay dos filtros de polarización, uno colocado antes del panel de cristal líquido y otro después.</text:p>
        </text:list-item>
        <text:list-item>
          <text:p text:style-name="P47"><text:span text:style-name="Strong_20_Emphasis">Función:</text:span> El primer filtro polariza la luz proveniente de la retroiluminación, mientras que el segundo permite que solo la luz que ha sido alterada por el cristal líquido pase. Esto es crucial para controlar la claridad y el color de la imagen.</text:p>
        </text:list-item>
      </text:list>
      <text:h text:style-name="Heading_20_3" text:outline-level="3">6. <text:span text:style-name="Strong_20_Emphasis">Capa de Color</text:span></text:h>
      <text:list text:style-name="L25">
        <text:list-item>
          <text:p text:style-name="P50"><text:span text:style-name="Strong_20_Emphasis">Descripción:</text:span> Se sitúa encima del panel de cristal líquido y está compuesta por subpíxeles de colores.</text:p>
        </text:list-item>
        <text:list-item>
          <text:p text:style-name="P49"><text:span text:style-name="Strong_20_Emphasis">Función:</text:span> Los subpíxeles (rojo, verde y azul) combinan su luz para crear todos los colores que se ven en la pantalla. Al ajustar la intensidad de cada color, se pueden generar diferentes tonos.</text:p>
        </text:list-item>
      </text:list>
      <text:h text:style-name="Heading_20_3" text:outline-level="3">7. <text:span text:style-name="Strong_20_Emphasis">Capa de Protección</text:span></text:h>
      <text:list text:style-name="L26">
        <text:list-item>
          <text:p text:style-name="P52"><text:span text:style-name="Strong_20_Emphasis">Descripción:</text:span> Esta es la capa exterior que cubre el monitor.</text:p>
        </text:list-item>
        <text:list-item>
          <text:p text:style-name="P51"><text:span text:style-name="Strong_20_Emphasis">Función:</text:span> Proporciona protección física al panel y puede incluir características antirreflejos o antirayaduras para mejorar la durabilidad y la visibilidad.</text:p>
        </text:list-item>
      </text:list>
      <text:h text:style-name="Heading_20_3" text:outline-level="3"><text:soft-page-break/>Diagrama Resumido</text:h>
      <text:p text:style-name="Preformatted_20_Text"/>
      <text:p text:style-name="P5"><text:span text:style-name="Source_20_Text">+--------------------------------+</text:span></text:p>
      <text:p text:style-name="P6"><text:span text:style-name="Source_20_Text">| <text:s text:c="8"/>Capa de Protección <text:s text:c="4"/>|</text:span></text:p>
      <text:p text:style-name="P6"><text:span text:style-name="Source_20_Text">+--------------------------------+</text:span></text:p>
      <text:p text:style-name="P6"><text:span text:style-name="Source_20_Text">| <text:s text:c="7"/>Filtros de Polarización <text:s/>|</text:span></text:p>
      <text:p text:style-name="P6"><text:span text:style-name="Source_20_Text">+--------------------------------+</text:span></text:p>
      <text:p text:style-name="P6"><text:span text:style-name="Source_20_Text">| <text:s text:c="9"/>Panel de Color <text:s text:c="7"/>|</text:span></text:p>
      <text:p text:style-name="P6"><text:span text:style-name="Source_20_Text">+--------------------------------+</text:span></text:p>
      <text:p text:style-name="P6"><text:span text:style-name="Source_20_Text">| <text:s text:c="7"/>Panel de Cristal Líquido |</text:span></text:p>
      <text:p text:style-name="P6"><text:span text:style-name="Source_20_Text">+--------------------------------+</text:span></text:p>
      <text:p text:style-name="P6"><text:span text:style-name="Source_20_Text">| <text:s text:c="9"/>Difusor <text:s text:c="14"/>|</text:span></text:p>
      <text:p text:style-name="P6"><text:span text:style-name="Source_20_Text">+--------------------------------+</text:span></text:p>
      <text:p text:style-name="P6"><text:span text:style-name="Source_20_Text">| <text:s text:c="7"/>Capa de Retroiluminación|</text:span></text:p>
      <text:p text:style-name="P7"><text:span text:style-name="Source_20_Text">+--------------------------------+</text:span></text:p>
      <text:p text:style-name="Text_20_body">Estas capas trabajan de manera conjunta para permitir que un monitor LCD funcione de manera efectiva, controlando la luz y los colores que se visualizan en la pantalla.</text:p>
      <text:p text:style-name="P75"/>
      <text:h text:style-name="Heading_20_1" text:outline-level="1">OLED</text:h>
      <text:p text:style-name="Text_20_body">Los monitores OLED (diodo orgánico emisor de luz) utilizan una tecnología avanzada para producir imágenes, donde cada píxel es capaz de emitir luz de forma independiente. A continuación, se detalla cómo funciona un OLED, así como las capas que lo componen.</text:p>
      <text:h text:style-name="Heading_20_3" text:outline-level="3">Funcionamiento de un OLED</text:h>
      <text:p text:style-name="Text_20_body">A diferencia de los monitores LCD, que requieren retroiluminación, los paneles OLED generan su propia luz. Esto se logra mediante el uso de materiales orgánicos que emiten luz cuando se les aplica un voltaje. Cada píxel de la pantalla OLED está compuesto por subpíxeles de los colores primarios: rojo, verde y azul (RGB). Cuando se activa un subpíxel, emite luz en su color correspondiente, lo que permite la creación de imágenes a todo color.</text:p>
      <text:h text:style-name="Heading_20_3" text:outline-level="3">Capas de un OLED</text:h>
      <text:p text:style-name="Text_20_body">Un panel OLED está formado por varias capas que trabajan en conjunto para generar imágenes. A continuación se describen estas capas:</text:p>
      <text:list text:style-name="L27">
        <text:list-item>
          <text:p text:style-name="P53"><text:span text:style-name="Strong_20_Emphasis">Capa de Sustrato</text:span></text:p>
          <text:list>
            <text:list-item>
              <text:p text:style-name="P54"><text:span text:style-name="Strong_20_Emphasis">Descripción:</text:span> La base del panel, que puede ser de vidrio o plástico.</text:p>
            </text:list-item>
            <text:list-item>
              <text:p text:style-name="P54"><text:span text:style-name="Strong_20_Emphasis">Función:</text:span> Proporciona soporte estructural y protección para las capas internas.</text:p>
            </text:list-item>
          </text:list>
        </text:list-item>
        <text:list-item>
          <text:p text:style-name="P53"><text:span text:style-name="Strong_20_Emphasis">Capa de Electrodos</text:span></text:p>
          <text:list>
            <text:list-item>
              <text:p text:style-name="P54"><text:span text:style-name="Strong_20_Emphasis">Descripción:</text:span> Se compone de dos electrodos: uno transparente (generalmente de óxido de indio y estaño, ITO) que permite que la luz emita hacia el exterior, y un electrodo metálico en la parte posterior.</text:p>
            </text:list-item>
            <text:list-item>
              <text:p text:style-name="P54"><text:span text:style-name="Strong_20_Emphasis">Función:</text:span> Estos electrodos se encargan de aplicar un voltaje a las capas de materiales orgánicos para generar luz.</text:p>
            </text:list-item>
          </text:list>
        </text:list-item>
        <text:list-item>
          <text:p text:style-name="P53"><text:span text:style-name="Strong_20_Emphasis">Capa de Material Emisor</text:span></text:p>
          <text:list>
            <text:list-item>
              <text:p text:style-name="P54"><text:soft-page-break/><text:span text:style-name="Strong_20_Emphasis">Descripción:</text:span> Se divide en subcapas, donde se encuentran los materiales orgánicos que emiten luz (diodos emisores orgánicos).</text:p>
            </text:list-item>
            <text:list-item>
              <text:p text:style-name="P54"><text:span text:style-name="Strong_20_Emphasis">Función:</text:span> Cuando se aplica un voltaje, los electrones y los huecos (espacios donde falta un electrón) se combinan en esta capa, lo que provoca la emisión de fotones y, por lo tanto, luz.</text:p>
            </text:list-item>
          </text:list>
        </text:list-item>
        <text:list-item>
          <text:p text:style-name="P53"><text:span text:style-name="Strong_20_Emphasis">Capa de Transporte</text:span></text:p>
          <text:list>
            <text:list-item>
              <text:p text:style-name="P54"><text:span text:style-name="Strong_20_Emphasis">Descripción:</text:span> Consiste en materiales orgánicos que facilitan el movimiento de electrones y huecos hacia la capa emisora.</text:p>
            </text:list-item>
            <text:list-item>
              <text:p text:style-name="P54"><text:span text:style-name="Strong_20_Emphasis">Función:</text:span> Estas capas aseguran que los portadores de carga (electrones y huecos) lleguen de manera eficiente a la capa de emisión para maximizar la luminosidad y el rendimiento del color.</text:p>
            </text:list-item>
          </text:list>
        </text:list-item>
        <text:list-item>
          <text:p text:style-name="P53"><text:span text:style-name="Strong_20_Emphasis">Capa de Aislante</text:span></text:p>
          <text:list>
            <text:list-item>
              <text:p text:style-name="P54"><text:span text:style-name="Strong_20_Emphasis">Descripción:</text:span> Se sitúa entre el electrodo positivo y la capa emisora.</text:p>
            </text:list-item>
            <text:list-item>
              <text:p text:style-name="P53"><text:span text:style-name="Strong_20_Emphasis">Función:</text:span> Impide el paso directo de electrones y huecos hacia el electrodo opuesto, permitiendo solo la recombinación en la capa emisora.</text:p>
            </text:list-item>
          </text:list>
        </text:list-item>
      </text:list>
      <text:h text:style-name="Heading_20_3" text:outline-level="3">Diagrama Resumido</text:h>
      <text:p text:style-name="Preformatted_20_Text"/>
      <text:p text:style-name="P5"><text:span text:style-name="Source_20_Text">+-----------------------------------+</text:span></text:p>
      <text:p text:style-name="P6"><text:span text:style-name="Source_20_Text">| <text:s text:c="8"/>Capa de Sustrato <text:s text:c="8"/>|</text:span></text:p>
      <text:p text:style-name="P6"><text:span text:style-name="Source_20_Text">+-----------------------------------+</text:span></text:p>
      <text:p text:style-name="P6"><text:span text:style-name="Source_20_Text">| <text:s text:c="9"/>Capa de Electrodos <text:s text:c="6"/>|</text:span></text:p>
      <text:p text:style-name="P6"><text:span text:style-name="Source_20_Text">| <text:s text:c="5"/>(Transparente y Metálico) <text:s text:c="3"/>|</text:span></text:p>
      <text:p text:style-name="P6"><text:span text:style-name="Source_20_Text">+-----------------------------------+</text:span></text:p>
      <text:p text:style-name="P6"><text:span text:style-name="Source_20_Text">| <text:s text:c="7"/>Capa de Material Emisor <text:s text:c="4"/>|</text:span></text:p>
      <text:p text:style-name="P6"><text:span text:style-name="Source_20_Text">+-----------------------------------+</text:span></text:p>
      <text:p text:style-name="P6"><text:span text:style-name="Source_20_Text">| <text:s text:c="8"/>Capa de Transporte <text:s text:c="8"/>|</text:span></text:p>
      <text:p text:style-name="P6"><text:span text:style-name="Source_20_Text">+-----------------------------------+</text:span></text:p>
      <text:p text:style-name="P6"><text:span text:style-name="Source_20_Text">| <text:s text:c="9"/>Capa Aislante <text:s text:c="11"/>|</text:span></text:p>
      <text:p text:style-name="P7"><text:span text:style-name="Source_20_Text">+-----------------------------------+</text:span></text:p>
      <text:h text:style-name="Heading_20_3" text:outline-level="3">Ventajas del OLED</text:h>
      <text:list text:style-name="L28">
        <text:list-item>
          <text:p text:style-name="P56"><text:span text:style-name="Strong_20_Emphasis">Contraste y Colores:</text:span> Los píxeles OLED pueden apagarse completamente, lo que permite negros verdaderos y un alto contraste.</text:p>
        </text:list-item>
        <text:list-item>
          <text:p text:style-name="P56"><text:span text:style-name="Strong_20_Emphasis">Ángulos de Visión:</text:span> La calidad de la imagen se mantiene incluso desde ángulos de visión amplios.</text:p>
        </text:list-item>
        <text:list-item>
          <text:p text:style-name="P56"><text:span text:style-name="Strong_20_Emphasis">Flexibilidad:</text:span> Los OLED pueden fabricarse en sustratos flexibles, lo que permite pantallas curvas o plegables.</text:p>
        </text:list-item>
        <text:list-item>
          <text:p text:style-name="P55"><text:span text:style-name="Strong_20_Emphasis">Eficiencia Energética:</text:span> Son más eficientes en la producción de colores brillantes y pueden consumir menos energía en escenas oscuras.</text:p>
        </text:list-item>
      </text:list>
      <text:h text:style-name="Heading_20_3" text:outline-level="3">Conclusión</text:h>
      <text:p text:style-name="Text_20_body">La tecnología OLED ofrece varias ventajas sobre otras tecnologías de visualización, como los monitores LCD y CRT, gracias a su capacidad para emitir luz de forma independiente y su diseño de capas que optimiza la producción de imágenes. Esto ha llevado a su uso en dispositivos de alta gama como televisores, teléfonos inteligentes y pantallas de computadora.</text:p>
      <text:h text:style-name="Heading_20_1" text:outline-level="1"><text:soft-page-break/>GAFAS</text:h>
      <text:p text:style-name="Text_20_body">Las gafas de realidad aumentada (RA) son dispositivos que superponen información digital en el mundo real, permitiendo a los usuarios interactuar con elementos virtuales en su entorno físico. Funcionan a través de una combinación de tecnologías avanzadas que integran el contenido digital con la percepción visual del usuario. A continuación se explica su funcionamiento y los componentes clave involucrados.</text:p>
      <text:h text:style-name="Heading_20_3" text:outline-level="3">Componentes Clave</text:h>
      <text:list text:style-name="L29">
        <text:list-item>
          <text:p text:style-name="P57"><text:span text:style-name="Strong_20_Emphasis">Pantallas:</text:span></text:p>
          <text:list>
            <text:list-item>
              <text:p text:style-name="P58"><text:span text:style-name="Strong_20_Emphasis">Descripción:</text:span> Las gafas de RA utilizan pantallas para mostrar la información digital. Esto puede incluir micropantallas, proyectores o lentes especiales que proyectan imágenes en el campo de visión del usuario.</text:p>
            </text:list-item>
            <text:list-item>
              <text:p text:style-name="P58"><text:span text:style-name="Strong_20_Emphasis">Función:</text:span> Permiten que el contenido digital sea visible mientras el usuario observa el entorno real.</text:p>
            </text:list-item>
          </text:list>
        </text:list-item>
        <text:list-item>
          <text:p text:style-name="P57"><text:span text:style-name="Strong_20_Emphasis">Cámaras y Sensores:</text:span></text:p>
          <text:list>
            <text:list-item>
              <text:p text:style-name="P58"><text:span text:style-name="Strong_20_Emphasis">Descripción:</text:span> Equipadas con cámaras y sensores, estas gafas pueden capturar imágenes y datos del entorno.</text:p>
            </text:list-item>
            <text:list-item>
              <text:p text:style-name="P58"><text:span text:style-name="Strong_20_Emphasis">Función:</text:span> Las cámaras registran el entorno real, mientras que otros sensores (como giroscopios, acelerómetros y GPS) ayudan a entender la posición y el movimiento del usuario.</text:p>
            </text:list-item>
          </text:list>
        </text:list-item>
        <text:list-item>
          <text:p text:style-name="P57"><text:span text:style-name="Strong_20_Emphasis">Procesador:</text:span></text:p>
          <text:list>
            <text:list-item>
              <text:p text:style-name="P58"><text:span text:style-name="Strong_20_Emphasis">Descripción:</text:span> Un procesador interno (similar a un teléfono inteligente) que maneja el procesamiento de datos.</text:p>
            </text:list-item>
            <text:list-item>
              <text:p text:style-name="P58"><text:span text:style-name="Strong_20_Emphasis">Función:</text:span> Procesa la información capturada por las cámaras y sensores, así como el contenido digital que se mostrará, integrando ambos para crear la experiencia de RA.</text:p>
            </text:list-item>
          </text:list>
        </text:list-item>
        <text:list-item>
          <text:p text:style-name="P57"><text:span text:style-name="Strong_20_Emphasis">Conectividad:</text:span></text:p>
          <text:list>
            <text:list-item>
              <text:p text:style-name="P58"><text:span text:style-name="Strong_20_Emphasis">Descripción:</text:span> Las gafas de RA a menudo tienen capacidades de conectividad, como Wi-Fi, Bluetooth o incluso conectividad celular.</text:p>
            </text:list-item>
            <text:list-item>
              <text:p text:style-name="P57"><text:span text:style-name="Strong_20_Emphasis">Función:</text:span> Permiten la comunicación con otros dispositivos y la descarga de contenido digital o actualizaciones.</text:p>
            </text:list-item>
          </text:list>
        </text:list-item>
      </text:list>
      <text:h text:style-name="Heading_20_3" text:outline-level="3">Proceso de Funcionamiento</text:h>
      <text:list text:style-name="L30">
        <text:list-item>
          <text:p text:style-name="P59"><text:span text:style-name="Strong_20_Emphasis">Captura del Entorno:</text:span></text:p>
          <text:list>
            <text:list-item>
              <text:p text:style-name="P60">Las cámaras de las gafas capturan imágenes en tiempo real del entorno del usuario. Esto puede incluir objetos, superficies y personas.</text:p>
            </text:list-item>
          </text:list>
        </text:list-item>
        <text:list-item>
          <text:p text:style-name="P59"><text:span text:style-name="Strong_20_Emphasis">Análisis y Procesamiento:</text:span></text:p>
          <text:list>
            <text:list-item>
              <text:p text:style-name="P60">La información capturada se envía al procesador, que utiliza algoritmos de visión por computadora para analizar el entorno. Esto puede incluir el reconocimiento de objetos y la detección de superficies.</text:p>
            </text:list-item>
          </text:list>
        </text:list-item>
        <text:list-item>
          <text:p text:style-name="P59"><text:span text:style-name="Strong_20_Emphasis">Generación de Contenido Digital:</text:span></text:p>
          <text:list>
            <text:list-item>
              <text:p text:style-name="P60"><text:soft-page-break/>Basado en el análisis, el sistema genera contenido digital que se puede superponer en el entorno real. Esto puede incluir gráficos 3D, texto, imágenes o videos.</text:p>
            </text:list-item>
          </text:list>
        </text:list-item>
        <text:list-item>
          <text:p text:style-name="P59"><text:span text:style-name="Strong_20_Emphasis">Superposición de Información:</text:span></text:p>
          <text:list>
            <text:list-item>
              <text:p text:style-name="P60">Utilizando las pantallas o proyecciones, el contenido digital se muestra en la vista del usuario, alineándose con los objetos reales en el entorno. Esto se hace teniendo en cuenta la perspectiva y el movimiento del usuario.</text:p>
            </text:list-item>
          </text:list>
        </text:list-item>
        <text:list-item>
          <text:p text:style-name="P59"><text:span text:style-name="Strong_20_Emphasis">Interacción:</text:span></text:p>
          <text:list>
            <text:list-item>
              <text:p text:style-name="P59">Las gafas de RA pueden incluir controles de usuario, como gestos, toques o comandos de voz, que permiten al usuario interactuar con el contenido digital. Esto puede incluir la manipulación de objetos virtuales o la visualización de información adicional.</text:p>
            </text:list-item>
          </text:list>
        </text:list-item>
      </text:list>
      <text:h text:style-name="Heading_20_3" text:outline-level="3">Aplicaciones de la Realidad Aumentada</text:h>
      <text:list text:style-name="L31">
        <text:list-item>
          <text:p text:style-name="P62"><text:span text:style-name="Strong_20_Emphasis">Juegos y Entretenimiento:</text:span> Mejora la experiencia de juego al superponer elementos digitales en el mundo real.</text:p>
        </text:list-item>
        <text:list-item>
          <text:p text:style-name="P62"><text:span text:style-name="Strong_20_Emphasis">Educación y Capacitación:</text:span> Ofrece simulaciones interactivas para el aprendizaje práctico.</text:p>
        </text:list-item>
        <text:list-item>
          <text:p text:style-name="P62"><text:span text:style-name="Strong_20_Emphasis">Salud:</text:span> Proporciona información en tiempo real durante procedimientos médicos.</text:p>
        </text:list-item>
        <text:list-item>
          <text:p text:style-name="P62"><text:span text:style-name="Strong_20_Emphasis">Turismo y Navegación:</text:span> Mejora la experiencia del usuario al proporcionar información sobre lugares históricos o guías de navegación.</text:p>
        </text:list-item>
        <text:list-item>
          <text:p text:style-name="P61"><text:span text:style-name="Strong_20_Emphasis">Manufactura y Mantenimiento:</text:span> Asiste a los trabajadores en tareas de ensamblaje y reparación al mostrar instrucciones superpuestas.</text:p>
        </text:list-item>
      </text:list>
      <text:h text:style-name="Heading_20_3" text:outline-level="3">Conclusión</text:h>
      <text:p text:style-name="Text_20_body">Las gafas de realidad aumentada integran múltiples tecnologías para ofrecer una experiencia única que mezcla el mundo digital con el real. Esto permite a los usuarios interactuar de formas innovadoras y eficientes, abriendo un amplio espectro de aplicaciones en diversos campos.</text:p>
      <text:p text:style-name="Text_20_body"/>
      <text:p text:style-name="Text_20_body"/>
      <text:p text:style-name="Text_20_body">Las gafas de realidad virtual (VR) son dispositivos que crean una experiencia inmersiva y totalmente digital, aislando al usuario del entorno real y transportándolo a un mundo virtual. A continuación se detalla cómo funcionan estas gafas, así como los componentes clave que las integran.</text:p>
      <text:h text:style-name="Heading_20_3" text:outline-level="3">Componentes Clave</text:h>
      <text:list text:style-name="L32">
        <text:list-item>
          <text:p text:style-name="P63"><text:span text:style-name="Strong_20_Emphasis">Pantallas:</text:span></text:p>
          <text:list>
            <text:list-item>
              <text:p text:style-name="P64"><text:span text:style-name="Strong_20_Emphasis">Descripción:</text:span> Las gafas VR están equipadas con pantallas de alta resolución que se encuentran cerca de los ojos del usuario.</text:p>
            </text:list-item>
            <text:list-item>
              <text:p text:style-name="P64"><text:span text:style-name="Strong_20_Emphasis">Función:</text:span> Proporcionan imágenes estereoscópicas (3D) que simulan la profundidad y crean una sensación de inmersión en el entorno virtual.</text:p>
            </text:list-item>
          </text:list>
        </text:list-item>
        <text:list-item>
          <text:p text:style-name="P63"><text:span text:style-name="Strong_20_Emphasis">Lentes:</text:span></text:p>
          <text:list>
            <text:list-item>
              <text:p text:style-name="P64"><text:span text:style-name="Strong_20_Emphasis">Descripción:</text:span> Utilizan lentes ópticos que se colocan entre las pantallas y los ojos del usuario.</text:p>
            </text:list-item>
            <text:list-item>
              <text:p text:style-name="P64"><text:soft-page-break/><text:span text:style-name="Strong_20_Emphasis">Función:</text:span> Amplían y enfocan la imagen en la pantalla para crear un campo de visión amplio y una experiencia más realista.</text:p>
            </text:list-item>
          </text:list>
        </text:list-item>
        <text:list-item>
          <text:p text:style-name="P63"><text:span text:style-name="Strong_20_Emphasis">Sensores de Movimiento:</text:span></text:p>
          <text:list>
            <text:list-item>
              <text:p text:style-name="P64"><text:span text:style-name="Strong_20_Emphasis">Descripción:</text:span> Equipadas con acelerómetros, giroscopios y magnetómetros.</text:p>
            </text:list-item>
            <text:list-item>
              <text:p text:style-name="P64"><text:span text:style-name="Strong_20_Emphasis">Función:</text:span> Detectan el movimiento de la cabeza y la posición del usuario en el espacio, permitiendo que el entorno virtual se ajuste en tiempo real a la orientación del usuario.</text:p>
            </text:list-item>
          </text:list>
        </text:list-item>
        <text:list-item>
          <text:p text:style-name="P63"><text:span text:style-name="Strong_20_Emphasis">Controladores:</text:span></text:p>
          <text:list>
            <text:list-item>
              <text:p text:style-name="P64"><text:span text:style-name="Strong_20_Emphasis">Descripción:</text:span> Dispositivos adicionales que permiten la interacción con el entorno virtual.</text:p>
            </text:list-item>
            <text:list-item>
              <text:p text:style-name="P64"><text:span text:style-name="Strong_20_Emphasis">Función:</text:span> A menudo tienen sensores de movimiento y botones, y pueden simular acciones físicas en el mundo virtual, como recoger objetos o interactuar con menús.</text:p>
            </text:list-item>
          </text:list>
        </text:list-item>
        <text:list-item>
          <text:p text:style-name="P63"><text:span text:style-name="Strong_20_Emphasis">Audio:</text:span></text:p>
          <text:list>
            <text:list-item>
              <text:p text:style-name="P64"><text:span text:style-name="Strong_20_Emphasis">Descripción:</text:span> Sistemas de audio envolvente, que pueden incluir altavoces integrados o soporte para auriculares.</text:p>
            </text:list-item>
            <text:list-item>
              <text:p text:style-name="P63"><text:span text:style-name="Strong_20_Emphasis">Función:</text:span> Proporcionan sonido espacial que mejora la inmersión y hace que el entorno virtual se sienta más real.</text:p>
            </text:list-item>
          </text:list>
        </text:list-item>
      </text:list>
      <text:h text:style-name="Heading_20_3" text:outline-level="3">Proceso de Funcionamiento</text:h>
      <text:list text:style-name="L33">
        <text:list-item>
          <text:p text:style-name="P65"><text:span text:style-name="Strong_20_Emphasis">Creación del Entorno Virtual:</text:span></text:p>
          <text:list>
            <text:list-item>
              <text:p text:style-name="P66">El software de realidad virtual genera un entorno tridimensional que puede ser interactivo. Esto puede incluir paisajes, objetos y personajes que el usuario puede explorar y con los que puede interactuar.</text:p>
            </text:list-item>
          </text:list>
        </text:list-item>
        <text:list-item>
          <text:p text:style-name="P65"><text:span text:style-name="Strong_20_Emphasis">Visualización:</text:span></text:p>
          <text:list>
            <text:list-item>
              <text:p text:style-name="P66">Las pantallas muestran imágenes estereoscópicas que representan el entorno virtual. Las lentes ayudan a enfocar estas imágenes y adaptarlas al campo de visión del usuario.</text:p>
            </text:list-item>
          </text:list>
        </text:list-item>
        <text:list-item>
          <text:p text:style-name="P65"><text:span text:style-name="Strong_20_Emphasis">Detección de Movimiento:</text:span></text:p>
          <text:list>
            <text:list-item>
              <text:p text:style-name="P66">Los sensores integrados rastrean el movimiento de la cabeza y, en algunos casos, el cuerpo del usuario. A medida que el usuario se mueve o gira la cabeza, el sistema ajusta la imagen en las pantallas para crear una experiencia de visión en 360 grados.</text:p>
            </text:list-item>
          </text:list>
        </text:list-item>
        <text:list-item>
          <text:p text:style-name="P65"><text:span text:style-name="Strong_20_Emphasis">Interacción:</text:span></text:p>
          <text:list>
            <text:list-item>
              <text:p text:style-name="P66">Los controladores permiten al usuario interactuar con el entorno virtual. Al presionar botones, mover el controlador o realizar gestos, los usuarios pueden manipular objetos virtuales, seleccionar opciones en menús y participar en actividades del entorno.</text:p>
            </text:list-item>
          </text:list>
        </text:list-item>
        <text:list-item>
          <text:p text:style-name="P65"><text:span text:style-name="Strong_20_Emphasis">Audio Inmersivo:</text:span></text:p>
          <text:list>
            <text:list-item>
              <text:p text:style-name="P65">El sistema de audio reproduce sonidos que corresponden a la acción en el entorno virtual, creando una experiencia auditiva envolvente que complementa la visual.</text:p>
            </text:list-item>
          </text:list>
        </text:list-item>
      </text:list>
      <text:h text:style-name="Heading_20_3" text:outline-level="3"><text:soft-page-break/>Aplicaciones de la Realidad Virtual</text:h>
      <text:list text:style-name="L34">
        <text:list-item>
          <text:p text:style-name="P68"><text:span text:style-name="Strong_20_Emphasis">Entretenimiento:</text:span> Videojuegos y experiencias cinematográficas que sumergen al usuario en historias y mundos ficticios.</text:p>
        </text:list-item>
        <text:list-item>
          <text:p text:style-name="P68"><text:span text:style-name="Strong_20_Emphasis">Educación:</text:span> Simulaciones educativas que permiten a los estudiantes practicar habilidades en un entorno controlado, como en medicina o ingeniería.</text:p>
        </text:list-item>
        <text:list-item>
          <text:p text:style-name="P68"><text:span text:style-name="Strong_20_Emphasis">Entrenamiento:</text:span> Capacitación en habilidades prácticas, como la pilotaje de aeronaves o la formación en seguridad.</text:p>
        </text:list-item>
        <text:list-item>
          <text:p text:style-name="P68"><text:span text:style-name="Strong_20_Emphasis">Turismo Virtual:</text:span> Permite explorar destinos turísticos sin necesidad de viajar físicamente.</text:p>
        </text:list-item>
        <text:list-item>
          <text:p text:style-name="P67"><text:span text:style-name="Strong_20_Emphasis">Terapia:</text:span> Uso en terapias de exposición para tratar fobias y trastornos de ansiedad, así como en rehabilitación.</text:p>
        </text:list-item>
      </text:list>
      <text:h text:style-name="Heading_20_3" text:outline-level="3">Conclusión</text:h>
      <text:p text:style-name="Text_20_body">Las gafas de realidad virtual son una herramienta poderosa que ofrece experiencias inmersivas al crear entornos digitales realistas. Combinando tecnologías avanzadas de visualización, seguimiento y audio, permiten a los usuarios sumergirse completamente en mundos virtuales, con aplicaciones en una amplia variedad de campos, desde el entretenimiento hasta la educación y la formación profesional.</text:p>
      <text:h text:style-name="Heading_20_1" text:outline-level="1">AUDIO</text:h>
      <text:p text:style-name="Text_20_body">Los dispositivos de salida de audio son equipos que transforman señales eléctricas en sonido audible. Existen varios tipos de dispositivos, así como diferentes conceptos relacionados con la conversión de señales y la reproducción de audio. A continuación se detallan estos aspectos:</text:p>
      <text:h text:style-name="Heading_20_3" text:outline-level="3">Dispositivos de Salida de Audio</text:h>
      <text:list text:style-name="L35">
        <text:list-item>
          <text:p text:style-name="P69"><text:span text:style-name="Strong_20_Emphasis">Altavoces:</text:span></text:p>
          <text:list>
            <text:list-item>
              <text:p text:style-name="P70"><text:span text:style-name="Strong_20_Emphasis">Descripción:</text:span> Dispositivos que convierten señales eléctricas en sonido y están diseñados para proyectar audio en un área amplia.</text:p>
            </text:list-item>
            <text:list-item>
              <text:p text:style-name="P70"><text:span text:style-name="Strong_20_Emphasis">Uso:</text:span> Se utilizan en sistemas de sonido para escuchar música, ver películas o jugar videojuegos, proporcionando un audio envolvente.</text:p>
            </text:list-item>
          </text:list>
        </text:list-item>
        <text:list-item>
          <text:p text:style-name="P69"><text:span text:style-name="Strong_20_Emphasis">Auriculares:</text:span></text:p>
          <text:list>
            <text:list-item>
              <text:p text:style-name="P70"><text:span text:style-name="Strong_20_Emphasis">Descripción:</text:span> Dispositivos que se colocan sobre o dentro de los oídos, permitiendo a los usuarios escuchar audio en privado.</text:p>
            </text:list-item>
            <text:list-item>
              <text:p text:style-name="P70"><text:span text:style-name="Strong_20_Emphasis">Uso:</text:span> Ideales para uso personal, en entornos donde el sonido exterior debe ser aislado o para experiencias inmersivas (como en juegos o películas).</text:p>
            </text:list-item>
          </text:list>
        </text:list-item>
        <text:list-item>
          <text:p text:style-name="P69"><text:span text:style-name="Strong_20_Emphasis">Barra de Sonido:</text:span></text:p>
          <text:list>
            <text:list-item>
              <text:p text:style-name="P70"><text:span text:style-name="Strong_20_Emphasis">Descripción:</text:span> Dispositivo compacto que combina varios altavoces en una sola unidad, diseñada para mejorar el audio de televisores.</text:p>
            </text:list-item>
            <text:list-item>
              <text:p text:style-name="P70"><text:span text:style-name="Strong_20_Emphasis">Uso:</text:span> Ofrecen un sonido mejorado en comparación con los altavoces incorporados de los televisores.</text:p>
            </text:list-item>
          </text:list>
        </text:list-item>
        <text:list-item>
          <text:p text:style-name="P69"><text:span text:style-name="Strong_20_Emphasis">Sistema de Sonido Surround:</text:span></text:p>
          <text:list>
            <text:list-item>
              <text:p text:style-name="P70"><text:span text:style-name="Strong_20_Emphasis">Descripción:</text:span> Conjunto de altavoces que se colocan alrededor del usuario para crear un campo sonoro envolvente.</text:p>
            </text:list-item>
            <text:list-item>
              <text:p text:style-name="P69"><text:soft-page-break/><text:span text:style-name="Strong_20_Emphasis">Uso:</text:span> Proporcionan una experiencia de audio más inmersiva, especialmente en películas y videojuegos.</text:p>
            </text:list-item>
          </text:list>
        </text:list-item>
      </text:list>
      <text:h text:style-name="Heading_20_3" text:outline-level="3">Conversión Analógica-Digital (A/D)</text:h>
      <text:list text:style-name="L36">
        <text:list-item>
          <text:p text:style-name="P72"><text:span text:style-name="Strong_20_Emphasis">Descripción:</text:span> Es el proceso mediante el cual una señal de audio analógica (como el sonido) se convierte en una señal digital (una serie de números binarios).</text:p>
        </text:list-item>
        <text:list-item>
          <text:p text:style-name="P72"><text:span text:style-name="Strong_20_Emphasis">Importancia:</text:span> Este proceso permite que el audio se almacene y se procese en dispositivos digitales, como computadoras y teléfonos inteligentes.</text:p>
        </text:list-item>
        <text:list-item>
          <text:p text:style-name="P72"><text:span text:style-name="Strong_20_Emphasis">Componentes Clave:</text:span></text:p>
          <text:list>
            <text:list-item>
              <text:p text:style-name="P71"><text:span text:style-name="Strong_20_Emphasis">Convertidor Analógico-Digital (ADC):</text:span> Dispositivo que realiza la conversión, muestreando la señal analógica en intervalos regulares y asignando valores digitales a cada muestra.</text:p>
            </text:list-item>
          </text:list>
        </text:list-item>
      </text:list>
      <text:h text:style-name="Heading_20_3" text:outline-level="3">Diferencias entre Altavoces y Auriculares</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Característica</text:p>
            </table:table-cell>
            <table:table-cell table:style-name="Tabla5.A1" office:value-type="string">
              <text:p text:style-name="Table_20_Heading">Altavoces</text:p>
            </table:table-cell>
            <table:table-cell table:style-name="Tabla5.A1" office:value-type="string">
              <text:p text:style-name="Table_20_Heading">Auriculares</text:p>
            </table:table-cell>
          </table:table-row>
        </table:table-header-rows>
        <table:table-row>
          <table:table-cell table:style-name="Tabla5.A1" office:value-type="string">
            <text:p text:style-name="Table_20_Contents"><text:span text:style-name="Strong_20_Emphasis">Uso</text:span></text:p>
          </table:table-cell>
          <table:table-cell table:style-name="Tabla5.A1" office:value-type="string">
            <text:p text:style-name="Table_20_Contents">Audio en un espacio amplio</text:p>
          </table:table-cell>
          <table:table-cell table:style-name="Tabla5.A1" office:value-type="string">
            <text:p text:style-name="Table_20_Contents">Audio personal y privado</text:p>
          </table:table-cell>
        </table:table-row>
        <table:table-row>
          <table:table-cell table:style-name="Tabla5.A1" office:value-type="string">
            <text:p text:style-name="Table_20_Contents"><text:span text:style-name="Strong_20_Emphasis">Diseño</text:span></text:p>
          </table:table-cell>
          <table:table-cell table:style-name="Tabla5.A1" office:value-type="string">
            <text:p text:style-name="Table_20_Contents">Grandes y se colocan en una superficie</text:p>
          </table:table-cell>
          <table:table-cell table:style-name="Tabla5.A1" office:value-type="string">
            <text:p text:style-name="Table_20_Contents">Pequeños y se colocan en los oídos</text:p>
          </table:table-cell>
        </table:table-row>
        <table:table-row>
          <table:table-cell table:style-name="Tabla5.A1" office:value-type="string">
            <text:p text:style-name="Table_20_Contents"><text:span text:style-name="Strong_20_Emphasis">Proyección</text:span></text:p>
          </table:table-cell>
          <table:table-cell table:style-name="Tabla5.A1" office:value-type="string">
            <text:p text:style-name="Table_20_Contents">Proyectan sonido hacia el exterior</text:p>
          </table:table-cell>
          <table:table-cell table:style-name="Tabla5.A1" office:value-type="string">
            <text:p text:style-name="Table_20_Contents">Dirigen sonido directamente al oído</text:p>
          </table:table-cell>
        </table:table-row>
        <table:table-row>
          <table:table-cell table:style-name="Tabla5.A1" office:value-type="string">
            <text:p text:style-name="Table_20_Contents"><text:span text:style-name="Strong_20_Emphasis">Inmersión</text:span></text:p>
          </table:table-cell>
          <table:table-cell table:style-name="Tabla5.A1" office:value-type="string">
            <text:p text:style-name="Table_20_Contents">Pueden ofrecer un sonido envolvente</text:p>
          </table:table-cell>
          <table:table-cell table:style-name="Tabla5.A1" office:value-type="string">
            <text:p text:style-name="Table_20_Contents">Proporcionan una experiencia inmersiva</text:p>
          </table:table-cell>
        </table:table-row>
        <table:table-row>
          <table:table-cell table:style-name="Tabla5.A1" office:value-type="string">
            <text:p text:style-name="Table_20_Contents"><text:span text:style-name="Strong_20_Emphasis">Portabilidad</text:span></text:p>
          </table:table-cell>
          <table:table-cell table:style-name="Tabla5.A1" office:value-type="string">
            <text:p text:style-name="Table_20_Contents">Generalmente menos portátiles</text:p>
          </table:table-cell>
          <table:table-cell table:style-name="Tabla5.A1" office:value-type="string">
            <text:p text:style-name="Table_20_Contents">Muy portátiles</text:p>
          </table:table-cell>
        </table:table-row>
      </table:table>
      <text:h text:style-name="Heading_20_3" text:outline-level="3">Tipos de Sonido</text:h>
      <text:list text:style-name="L37">
        <text:list-item>
          <text:p text:style-name="P73"><text:span text:style-name="Strong_20_Emphasis">Mono:</text:span></text:p>
          <text:list>
            <text:list-item>
              <text:p text:style-name="P74"><text:span text:style-name="Strong_20_Emphasis">Descripción:</text:span> Un solo canal de audio. Todo el sonido se mezcla en una única señal.</text:p>
            </text:list-item>
            <text:list-item>
              <text:p text:style-name="P74"><text:span text:style-name="Strong_20_Emphasis">Uso:</text:span> Común en radios antiguas y sistemas de audio básicos.</text:p>
            </text:list-item>
          </text:list>
        </text:list-item>
        <text:list-item>
          <text:p text:style-name="P73"><text:span text:style-name="Strong_20_Emphasis">Estéreo:</text:span></text:p>
          <text:list>
            <text:list-item>
              <text:p text:style-name="P74"><text:span text:style-name="Strong_20_Emphasis">Descripción:</text:span> Dos canales de audio (izquierdo y derecho) que permiten una reproducción de sonido más rica y espaciosa.</text:p>
            </text:list-item>
            <text:list-item>
              <text:p text:style-name="P74"><text:span text:style-name="Strong_20_Emphasis">Uso:</text:span> Usado en la mayoría de la música moderna, películas y videojuegos.</text:p>
            </text:list-item>
          </text:list>
        </text:list-item>
        <text:list-item>
          <text:p text:style-name="P73"><text:span text:style-name="Strong_20_Emphasis">Surround:</text:span></text:p>
          <text:list>
            <text:list-item>
              <text:p text:style-name="P74"><text:span text:style-name="Strong_20_Emphasis">Descripción:</text:span> Varios canales de audio (típicamente 5.1, 7.1, o más) que crean un entorno sonoro tridimensional.</text:p>
            </text:list-item>
            <text:list-item>
              <text:p text:style-name="P74"><text:span text:style-name="Strong_20_Emphasis">Uso:</text:span> Común en cine en casa y sistemas de sonido para una experiencia inmersiva en películas y juegos.</text:p>
            </text:list-item>
          </text:list>
        </text:list-item>
        <text:list-item>
          <text:p text:style-name="P73"><text:span text:style-name="Strong_20_Emphasis">3D:</text:span></text:p>
          <text:list>
            <text:list-item>
              <text:p text:style-name="P74"><text:span text:style-name="Strong_20_Emphasis">Descripción:</text:span> Tecnología avanzada que simula un campo sonoro tridimensional, incluso utilizando solo dos altavoces o auriculares.</text:p>
            </text:list-item>
            <text:list-item>
              <text:p text:style-name="P73"><text:span text:style-name="Strong_20_Emphasis">Uso:</text:span> En videojuegos y experiencias de realidad virtual, donde el audio debe seguir la dirección del movimiento.</text:p>
            </text:list-item>
          </text:list>
        </text:list-item>
      </text:list>
      <text:h text:style-name="Heading_20_3" text:outline-level="3">Conclusión</text:h>
      <text:p text:style-name="Text_20_body">Los dispositivos de salida de audio, como altavoces y auriculares, juegan un papel crucial en la experiencia auditiva, cada uno diseñado para diferentes usos y entornos. La conversión de señales <text:soft-page-break/>analógicas a digitales permite que el audio sea procesado y almacenado en formatos modernos. Además, los diferentes tipos de sonido (mono, estéreo, surround) ofrecen opciones variadas para satisfacer las necesidades de los oyentes, desde experiencias simples hasta inmersiones completas.</text:p>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1-02T19:17:49.709533671</dc:date>
    <meta:editing-duration>PT2H7M22S</meta:editing-duration>
    <meta:editing-cycles>12</meta:editing-cycles>
    <meta:generator>LibreOffice/24.2.2.2$Linux_X86_64 LibreOffice_project/d56cc158d8a96260b836f100ef4b4ef25d6f1a01</meta:generator>
    <meta:print-date>2024-10-22T20:00:51.935609011</meta:print-date>
    <meta:printed-by>Archivos PDF</meta:printed-by>
    <meta:document-statistic meta:table-count="5" meta:image-count="0" meta:object-count="0" meta:page-count="14" meta:paragraph-count="346" meta:word-count="4366" meta:character-count="28253" meta:non-whitespace-character-count="24242"/>
  </office:meta>
</office:document-meta>
</file>